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cm" fo:margin-bottom="0.499cm" fo:line-height="100%"/>
      <style:text-properties style:text-underline-style="none" fo:font-weight="bold" style:font-weight-asian="normal" style:font-weight-complex="normal"/>
    </style:style>
    <style:style style:name="P2" style:family="paragraph" style:parent-style-name="Standard">
      <style:paragraph-properties fo:margin-top="0cm" fo:margin-bottom="0.499cm" fo:line-height="100%"/>
      <style:text-properties style:text-underline-style="solid" style:text-underline-width="auto" style:text-underline-color="font-color" fo:font-weight="bold" style:font-weight-asian="normal" style:font-weight-complex="normal"/>
    </style:style>
    <style:style style:name="P3" style:family="paragraph" style:parent-style-name="Text_20_body" style:list-style-name="L4"/>
    <style:style style:name="P4" style:family="paragraph" style:parent-style-name="Text_20_body">
      <style:paragraph-properties fo:margin-top="0cm" fo:margin-bottom="0.499cm" fo:line-height="100%"/>
      <style:text-properties style:text-underline-style="none" fo:font-weight="bold" style:font-weight-asian="normal" style:font-weight-complex="normal"/>
    </style:style>
    <style:style style:name="P5" style:family="paragraph" style:parent-style-name="Text_20_body">
      <style:paragraph-properties fo:margin-top="0cm" fo:margin-bottom="0.499cm" fo:line-height="100%"/>
    </style:style>
    <style:style style:name="P6" style:family="paragraph" style:parent-style-name="Quotations">
      <style:paragraph-properties fo:margin-left="0cm" fo:margin-right="1cm" fo:margin-top="0cm" fo:margin-bottom="0.499cm" fo:line-height="100%" fo:text-indent="0cm" style:auto-text-indent="false"/>
      <style:text-properties style:text-underline-style="none" fo:font-weight="bold" style:font-weight-asian="normal" style:font-weight-complex="normal"/>
    </style:style>
    <style:style style:name="P7" style:family="paragraph" style:parent-style-name="Preformatted_20_Text">
      <style:paragraph-properties fo:margin-top="0cm" fo:margin-bottom="0.499cm"/>
    </style:style>
    <style:style style:name="P8" style:family="paragraph" style:parent-style-name="Preformatted_20_Text">
      <style:paragraph-properties fo:margin-top="0cm" fo:margin-bottom="0.499cm" fo:line-height="100%"/>
      <style:text-properties style:text-underline-style="none" fo:font-weight="bold" style:font-weight-asian="normal" style:font-weight-complex="normal"/>
    </style:style>
    <style:style style:name="T1" style:family="text">
      <style:text-properties fo:font-weight="bold" style:font-weight-asian="normal" style:font-weight-complex="normal"/>
    </style:style>
    <style:style style:name="T2" style:family="text">
      <style:text-properties fo:font-weight="bold" fo:background-color="#ffff00"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weight="normal" fo:background-color="#ffff00"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style:font-weight-asian="normal" style:font-weight-complex="normal"/>
    </style:style>
    <style:style style:name="T9"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ich is the best algorithm for sorting in-place and with lowest worst case complexity?</text:p>
      <text:p text:style-name="P5"><text:span text:style-name="Strong_20_Emphasis"><text:span text:style-name="T4"><text:tab/></text:span></text:span><text:span text:style-name="Strong_20_Emphasis">Merge sort</text:span><text:span text:style-name="Strong_20_Emphasis"><text:span text:style-name="T4"> has worse time nlogn and although we can do an in-place merge sort but it is <text:tab/>quite complex and is limited to theoretical implementation.</text:span></text:span></text:p>
      <text:list xml:id="list461918618" text:style-name="L4">
        <text:list-item>
          <text:p text:style-name="P3">Although <text:span text:style-name="Strong_20_Emphasis">Quicksort</text:span> has a worse time complexity of n 2 in most cases its average time complexity is nlogn . Moreover in-place Quicksort has been easily and very efficiently implemented. Here is an <text:a xlink:type="simple" xlink:href="http://yagni.com/combsort/">implementation </text:a>of quicksort in C++.</text:p>
        </text:list-item>
        <text:list-item>
          <text:p text:style-name="P3"><text:span text:style-name="Strong_20_Emphasis">Heapsort</text:span> takes nlogn time and does not require any extra space - It sorts in place.So Heapsort can be called the best algorithm although it is not a stable sort . By stable we mean if there are repeated values in the array then they may not be adjacent to each other after sorting.</text:p>
        </text:list-item>
        <text:list-item>
          <text:p text:style-name="P3"><text:span text:style-name="Strong_20_Emphasis">Radix sort</text:span> time complexity can increase sharply depending on the size of the entries to be sorted. Also it makes use of extra space which cannot be defined in terms of space complexity.</text:p>
        </text:list-item>
      </text:list>
      <text:p text:style-name="Text_20_body"><text:a xlink:type="simple" xlink:href="http://tanksoftware.com/tutes/uni/sorting.html">Here </text:a>is a comprehensive explanation of all types of sorting algorithm.</text:p>
      <text:p text:style-name="Quotations">If we have to compare the algorithm strictly in terms of worst case complexity and extra space utilization then Heapsort is the clear winner, even though it not a stable sort.</text:p>
      <text:p text:style-name="Text_20_body">But if we consider the performance in most of the scenarios Quicksort gives nlogn complexity and has an efficient implementation for in-place version. also it is a stable sort, hence for most practical purposes it is the best algorithm</text:p>
      <text:p text:style-name="Text_20_body">Sorting algorithms are one of the pet topics of interviewers and many interesting questions are based on them. They are taught well in algorithm courses still you must read about them thoroughly to be in a position to answer the questions confidently.</text:p>
      <text:p text:style-name="P4"><text:span text:style-name="Strong_20_Emphasis"><text:span text:style-name="T4"/></text:span></text:p>
      <text:p text:style-name="P4"><text:span text:style-name="Strong_20_Emphasis"><text:span text:style-name="T7">Why can quicksort be said to be better than heapsort even when both of them have the same complexity ?</text:span></text:span></text:p>
      <text:p text:style-name="P4"><text:span text:style-name="Strong_20_Emphasis"><text:span text:style-name="T4">If you look at the algorithm for quicksort, it operates on subarrays (i.e contiguous elements) and compares them in a linear manner (i.e a[j] with pivot, a[j+1] with pivot etc.)... the way the computer works is that it first looks up the cache when trying to access a[j], the first time a[0] is accessed, there is a cache miss and a[0] has to be fetched from the VM hierarchy, but caches are built to take advantage of spatial locality of reference, which means that when a[0] is fetched a[1], a[2], a[3], a[4] etc are fetched as well, quicksort (in the next iteration of the loop) will access a[1] which will be in the cache!</text:span></text:span></text:p>
      <text:p text:style-name="Text_20_body">Therefore there is a large reduction in number of cache misses.</text:p>
      <text:p text:style-name="Text_20_body">However if you look at HeapSort, comparisons are made between a[left(j)], a[right(j)] and a[j] all over the algorithm now a[left(j)] is a[2<text:span text:style-name="Emphasis">j], so actually you are comparing elements which are 'j' apart needless to say a[2</text:span>j] will not always be fetched when a cache miss occurs for a[j], so you end up having two cache misses per comparison...this is magnified because a cache miss occurs in quicksort only once every 4 or more elements.</text:p>
      <text:p text:style-name="P4"><text:span text:style-name="Strong_20_Emphasis"><text:span text:style-name="T9"/></text:span></text:p>
      <text:p text:style-name="P4"><text:span text:style-name="Strong_20_Emphasis"><text:span text:style-name="T9"/></text:span></text:p>
      <text:p text:style-name="P4"><text:soft-page-break/><text:span text:style-name="Strong_20_Emphasis"><text:span text:style-name="T8">How to find the total number of steps to reach Nth step if you can go one step or two step at a time?</text:span></text:span></text:p>
      <text:p text:style-name="P4"><text:span text:style-name="Strong_20_Emphasis"><text:span text:style-name="T4">In short, It asks for total number of ways you can reach Nth step which is f(N-1) + f(N-2).</text:span></text:span></text:p>
      <text:p text:style-name="P4"><text:span text:style-name="Strong_20_Emphasis"><text:span text:style-name="T4">The number of solutions is number of ways to reach N-2th step and then directly taking a 2 jump step to N number of ways to reach N-1th step and then taking 1 step advance.</text:span></text:span></text:p>
      <text:p text:style-name="P4"><text:span text:style-name="Strong_20_Emphasis"><text:span text:style-name="T8">How many unique paths are there for a robot who is located at the top left corner of a grid to go to the bottom right corner?</text:span></text:span></text:p>
      <text:p text:style-name="P4"><text:span text:style-name="Strong_20_Emphasis"><text:span text:style-name="T4">In 7x3 sample grid no matter how we traverse the grids, we always traverse a total of 8 steps. To be exact, we always have to choose 6 steps to the right (R) and 2 steps to the bottom (B). Therefore, the problem can be transformed to a question of how many ways can you choose 6R's and 2B's in these 8 steps. The answer is C(8,2) (or C(8,6)). Therefore, the general solution for a m x n grid is C(m+n-2, m-1) OR C(m+n-2,n-1). Both are same. But this particular solution is possible only for this problem.</text:span></text:span></text:p>
      <text:p text:style-name="Text_20_body"><text:span text:style-name="Emphasis">Food for thought:</text:span></text:p>
      <text:p text:style-name="Text_20_body">What would you do if some obstacles are added to the grids marked as 'X', such that you cannot go through the obstacles? How many unique paths would there be?</text:p>
      <text:p text:style-name="P4"><text:span text:style-name="Strong_20_Emphasis"><text:span text:style-name="T9"/></text:span></text:p>
      <text:p text:style-name="P4"><text:span text:style-name="Strong_20_Emphasis"><text:span text:style-name="T4">If any cell indicating the obstacle, </text:span></text:span></text:p>
      <text:p text:style-name="P4"><text:span text:style-name="Strong_20_Emphasis"><text:span text:style-name="T4">(Total number of ways you can reach from source to destination) - </text:span></text:span></text:p>
      <text:p text:style-name="P4"><text:span text:style-name="Strong_20_Emphasis"><text:span text:style-name="T4">(number of ways you can reach to that cell)x(number of ways you can reach that obstacle to destination)</text:span></text:span></text:p>
      <text:p text:style-name="P4"><text:span text:style-name="Strong_20_Emphasis"><text:span text:style-name="T8">Find element in a sorted rotated array.</text:span></text:span></text:p>
      <text:p text:style-name="P4"><text:span text:style-name="Strong_20_Emphasis"><text:span text:style-name="T4">In Array section of geekforgeeks.</text:span></text:span></text:p>
      <text:p text:style-name="P1"><text:span text:style-name="Strong_20_Emphasis"><text:span text:style-name="T8">In how many ways can you represent a number as a sum of positive integers?</text:span></text:span></text:p>
      <text:p text:style-name="P4"><text:span text:style-name="Strong_20_Emphasis"><text:span text:style-name="T4">Awesome DP problem...</text:span></text:span></text:p>
      <text:p text:style-name="P8"><text:span text:style-name="Strong_20_Emphasis"><text:span text:style-name="Source_20_Text"><text:span text:style-name="T3">int findSum (int n) // n= the value whose sum is to be searched</text:span></text:span></text:span></text:p>
      <text:p text:style-name="Preformatted_20_Text"><text:span text:style-name="Source_20_Text">{</text:span></text:p>
      <text:p text:style-name="Preformatted_20_Text"><text:span text:style-name="Source_20_Text"><text:s text:c="4"/>int *sum=new int[n+1]; <text:s text:c="5"/>// initialize sum[0]=1 and rest as 0</text:span></text:p>
      <text:p text:style-name="Preformatted_20_Text"><text:span text:style-name="Source_20_Text"><text:s text:c="4"/>sum[0]=1;</text:span></text:p>
      <text:p text:style-name="Preformatted_20_Text"><text:span text:style-name="Source_20_Text"><text:s text:c="4"/>for(int i=1;i &lt;=n;i++)</text:span></text:p>
      <text:p text:style-name="Preformatted_20_Text"><text:span text:style-name="Source_20_Text"><text:s text:c="7"/>sum[i]=0;</text:span></text:p>
      <text:p text:style-name="Preformatted_20_Text"><text:span text:style-name="Source_20_Text"><text:s text:c="4"/>for (int i = 1; i &lt;= n; ++i)</text:span></text:p>
      <text:p text:style-name="Preformatted_20_Text"><text:span text:style-name="Source_20_Text"><text:s text:c="8"/>for (int j = i; j &lt;=n; ++j )</text:span></text:p>
      <text:p text:style-name="Preformatted_20_Text"><text:span text:style-name="Source_20_Text"><text:s text:c="12"/>sum[j] += sum[j-i];</text:span></text:p>
      <text:p text:style-name="Preformatted_20_Text"><text:span text:style-name="Source_20_Text"><text:s text:c="4"/>return sum[n];</text:span></text:p>
      <text:p text:style-name="P7"><text:span text:style-name="Source_20_Text">}</text:span></text:p>
      <text:p text:style-name="P4"><text:span text:style-name="Strong_20_Emphasis"><text:span text:style-name="T4">TC : O(n^2)</text:span></text:span></text:p>
      <text:p text:style-name="P4"><text:soft-page-break/><text:span text:style-name="Strong_20_Emphasis"><text:span text:style-name="T5">A </text:span></text:span><text:span text:style-name="Strong_20_Emphasis"><text:span text:style-name="T2">variant</text:span></text:span><text:span text:style-name="Strong_20_Emphasis"><text:span text:style-name="T5"> of this question could be to find out the number of ways we can sum unique integers to give a particular sum. Here it is to note that we have to print the combination of numbers and the integers should be unique i.e. that is for making 4 1 1 1 1 does not count.</text:span></text:span></text:p>
      <text:p text:style-name="P4"><text:span text:style-name="Strong_20_Emphasis"><text:span text:style-name="T4">Think about that..</text:span></text:span></text:p>
      <text:p text:style-name="P4"><text:a xlink:type="simple" xlink:href="http://learn.hackerearth.com/question/138/in-how-many-ways-can-you-represent-a-number-as-a-sum-of-positive-integers/"><text:span text:style-name="Strong_20_Emphasis"><text:span text:style-name="T4">http://learn.hackerearth.com/question/138/in-how-many-ways-can-you-represent-a-number-as-a-sum-of-positive-integers/</text:span></text:span></text:a></text:p>
      <text:p text:style-name="P4"><text:span text:style-name="Strong_20_Emphasis"><text:span text:style-name="T8">Write an algorithm to find if a tree is binary search tree or not in O(n)</text:span></text:span></text:p>
      <text:p text:style-name="P4"><text:span text:style-name="Strong_20_Emphasis"><text:span text:style-name="T4">Do an in-order traversal and if the elements so obtained are in increasing order than it is a binary search tree otherwise not.</text:span></text:span></text:p>
      <text:p text:style-name="P4"><text:span text:style-name="Strong_20_Emphasis"><text:span text:style-name="T8">Find whether a word can be formed by two words in a dictionary</text:span></text:span></text:p>
      <text:p text:style-name="P4"><text:span text:style-name="Strong_20_Emphasis"><text:span text:style-name="T4">Start from the first alphabet of the word and divide the word in two halves, treating each as an independent word and then searching it in the dictionary. Then we can go on moving this pointer further thereby increasing the length of the first word and decreasing that of second. This way we will stop the moment we find the first such pair.</text:span></text:span></text:p>
      <text:p text:style-name="P4"><text:span text:style-name="Strong_20_Emphasis"><text:span text:style-name="T4">Suffix tree won't help us here but understand it for other string problems.</text:span></text:span></text:p>
      <text:p text:style-name="P1"><text:span text:style-name="Strong_20_Emphasis"><text:span text:style-name="T8">Change making problem.</text:span></text:span></text:p>
      <text:p text:style-name="Text_20_body">You are given some denominations of coins in an array (int denom[])and infinite supply of all of them. Given an amount (int amount), find the minimum number of coins required to get the exact amount.</text:p>
      <text:p text:style-name="P4"><text:span text:style-name="Strong_20_Emphasis"><text:span text:style-name="T4">Check dp section of geeksforgeeks.</text:span></text:span></text:p>
      <text:p text:style-name="P6"><text:span text:style-name="Strong_20_Emphasis"><text:span text:style-name="T5">Food for Thought: What would you do if, instead of infinite supply, there is only finite supply of such coins.</text:span></text:span></text:p>
      <text:p text:style-name="P4"><text:span text:style-name="Strong_20_Emphasis"><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ejas </meta:initial-creator>
    <meta:creation-date>2012-11-19T17:41:50</meta:creation-date>
    <dc:date>2013-02-16T21:54:51</dc:date>
    <dc:creator>Tejas </dc:creator>
    <meta:editing-duration>PT12H11M20S</meta:editing-duration>
    <meta:editing-cycles>127</meta:editing-cycles>
    <meta:generator>OpenOffice.org/3.2$Linux OpenOffice.org_project/320m12$Build-9483</meta:generator>
    <meta:document-statistic meta:table-count="0" meta:image-count="0" meta:object-count="0" meta:page-count="3" meta:paragraph-count="51" meta:word-count="1120" meta:character-count="6198"/>
  </office:meta>
</office:document-meta>
</file>